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i co zaufali Panu</text:span><text:span text:style-name="T1"><text:line-break/></text:span><text:span text:style-name="T1">Odzyskują siły</text:span><text:span text:style-name="T1"><text:line-break/></text:span><text:span text:style-name="T1">Otrzymują</text:span><text:span text:style-name="T1"><text:line-break/></text:span><text:span text:style-name="T1">skrzydła jak orły</text:span><text:span text:style-name="T1"><text:line-break/></text:span><text:span text:style-name="T1">Biegną bez zmęcze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5-21T14:00:22</meta:creation-date>
    <dc:date>2013-09-24T11:13:02.023000000</dc:date>
    <dc:language>pl-PL</dc:language>
    <meta:editing-cycles>5</meta:editing-cycles>
    <meta:editing-duration>PT1M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